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2cm" fo:min-width="0.26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8cm" fo:min-width="0.22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158466" draw:textarea-horizontal-align="justify" draw:textarea-vertical-align="middle" draw:auto-grow-height="false" fo:min-height="0.478cm" fo:min-width="0.228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9cm" draw:marker-end-width="0.359cm" svg:stroke-opacity="100%" draw:opacity="0%" draw:textarea-horizontal-align="justify" draw:textarea-vertical-align="middle" draw:auto-grow-height="false" fo:min-height="0.406cm" fo:min-width="1.68cm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58466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762cm" svg:height="0.762cm" svg:x="3.04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8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5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3.556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4.57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5.588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6.60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7.6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8.636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9.65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0.668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1.68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2.7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3.716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1.43cm" svg:y="2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2.954cm" svg:y="2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1.43cm" svg:y="2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54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3.556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4.572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5.588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6.604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7.62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8.636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9.652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0.668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1.684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2.7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3.716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4.732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5.748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6.764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5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3.556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4.57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5.588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6.60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7.6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8.636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9.65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0.668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1.68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2.7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3.716cm" svg:y="2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0.668cm" svg:y="2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2.192cm" svg:y="2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2.192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54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3.556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4.572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5.588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6.604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7.62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8.636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9.652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0.668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1.684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2.7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3.716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4.732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5.748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6.764cm" svg:y="13.20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58cm" svg:height="0.725cm" svg:x="0.508cm" svg:y="1.27cm">
          <draw:text-box>
            <text:p><text:span text:style-name="T1">t1</text:span></text:p>
          </draw:text-box>
        </draw:frame>
        <draw:custom-shape draw:style-name="gr5" draw:text-style-name="P4" draw:layer="layout" svg:width="2.286cm" svg:height="0.762cm" svg:x="5.842cm" svg:y="2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0.858cm" svg:height="0.725cm" svg:x="0.508cm" svg:y="1.995cm">
          <draw:text-box>
            <text:p><text:span text:style-name="T1">t2</text:span></text:p>
          </draw:text-box>
        </draw:frame>
        <draw:frame draw:style-name="gr4" draw:text-style-name="P3" draw:layer="layout" svg:width="0.858cm" svg:height="0.725cm" svg:x="0.508cm" svg:y="2.794cm">
          <draw:text-box>
            <text:p><text:span text:style-name="T1">t3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" draw:text-style-name="P1" draw:layer="layout" svg:width="0.762cm" svg:height="0.762cm" svg:x="3.04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4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81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.52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.28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09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6.85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72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3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14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9.90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7.62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8.382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192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95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0.66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1.43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5.2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002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3.71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4.47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8.28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6.76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7.52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1.33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098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812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0.57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4.384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5.14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2.86cm" svg:y="8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23.622cm" svg:y="8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5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3.556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4.57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5.588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6.60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7.6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8.636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9.65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0.668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1.68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2.7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3.716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4.73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5.748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6.76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54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3.556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4.572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5.588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6.604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7.62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8.636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9.652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0.668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1.684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2.7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3.716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4.732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5.748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6.764cm" svg:y="12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5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3.556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4.57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5.588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6.60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7.6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8.636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9.65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0.668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1.68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2.7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3.716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4.732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5.748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6.764cm" svg:y="11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54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3.556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4.572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5.588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6.604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7.62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8.636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9.652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0.668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1.684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2.7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3.716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4.732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5.748cm" svg:y="1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6.764cm" svg:y="13.20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7:17:26.741928546</meta:creation-date>
    <dc:date>2021-11-28T19:22:20.079163314</dc:date>
    <meta:editing-duration>PT23M51S</meta:editing-duration>
    <meta:editing-cycles>1</meta:editing-cycles>
    <meta:document-statistic meta:object-count="797"/>
    <meta:generator>LibreOffice/6.4.7.2$Linux_X86_64 LibreOffice_project/40$Build-2</meta:generator>
  </office:meta>
</office:document-meta>
</file>